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0pt" fo:font-weight="bold" officeooo:rsid="0007eba9" officeooo:paragraph-rsid="0007eba9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Liberation Sans" officeooo:rsid="0007eba9" officeooo:paragraph-rsid="0007eba9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officeooo:rsid="0007eba9" officeooo:paragraph-rsid="0007eba9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6pt" fo:font-weight="bold" officeooo:rsid="0007eba9" officeooo:paragraph-rsid="0007eba9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Liberation Sans" officeooo:rsid="0007eba9" officeooo:paragraph-rsid="000ab10f"/>
    </style:style>
    <style:style style:name="P6" style:family="paragraph" style:parent-style-name="Standard">
      <style:text-properties style:font-name="Liberation Sans" officeooo:rsid="000ab10f" officeooo:paragraph-rsid="000ab10f"/>
    </style:style>
    <style:style style:name="P7" style:family="paragraph" style:parent-style-name="Standard">
      <style:text-properties style:font-name="Liberation Mono" officeooo:rsid="0007eba9" officeooo:paragraph-rsid="0007eba9"/>
    </style:style>
    <style:style style:name="P8" style:family="paragraph" style:parent-style-name="Standard">
      <style:text-properties style:font-name="Liberation Sans" officeooo:rsid="0009535a" officeooo:paragraph-rsid="0009535a"/>
    </style:style>
    <style:style style:name="P9" style:family="paragraph" style:parent-style-name="Standard">
      <style:text-properties style:font-name="Liberation Sans" officeooo:rsid="000e0fcd" officeooo:paragraph-rsid="000e0fcd"/>
    </style:style>
    <style:style style:name="P10" style:family="paragraph" style:parent-style-name="Standard">
      <style:text-properties style:font-name="Liberation Sans" fo:font-weight="bold" officeooo:rsid="0009535a" officeooo:paragraph-rsid="000ab10f" style:font-weight-asian="bold" style:font-weight-complex="bold"/>
    </style:style>
    <style:style style:name="P11" style:family="paragraph" style:parent-style-name="Standard">
      <style:text-properties style:font-name="Liberation Sans" officeooo:rsid="0009535a" officeooo:paragraph-rsid="000ab10f"/>
    </style:style>
    <style:style style:name="P12" style:family="paragraph" style:parent-style-name="Standard">
      <style:text-properties style:font-name="Liberation Sans" fo:font-size="16pt" fo:font-weight="bold" officeooo:rsid="0007eba9" officeooo:paragraph-rsid="0007eba9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Liberation Sans" officeooo:rsid="000fc712" officeooo:paragraph-rsid="000fc712"/>
    </style:style>
    <style:style style:name="P14" style:family="paragraph" style:parent-style-name="Standard">
      <style:text-properties style:font-name="Liberation Sans" officeooo:rsid="00111a83" officeooo:paragraph-rsid="00111a83"/>
    </style:style>
    <style:style style:name="P15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style:font-name="Liberation Sans" officeooo:rsid="00111a83" officeooo:paragraph-rsid="00111a83"/>
    </style:style>
    <style:style style:name="P16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Liberation Sans" officeooo:rsid="00111a83" officeooo:paragraph-rsid="00111a83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Liberation Sans" officeooo:rsid="00111a83" officeooo:paragraph-rsid="00111a83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ans" officeooo:rsid="00111a83" officeooo:paragraph-rsid="00111a83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officeooo:rsid="00111a83" officeooo:paragraph-rsid="00111a83"/>
    </style:style>
    <style:style style:name="P20" style:family="paragraph" style:parent-style-name="Standard">
      <style:text-properties style:font-name="Liberation Sans" fo:font-weight="normal" officeooo:rsid="000ab10f" officeooo:paragraph-rsid="000ab10f" style:font-weight-asian="normal" style:font-weight-complex="normal"/>
    </style:style>
    <style:style style:name="T1" style:family="text">
      <style:text-properties officeooo:rsid="0009535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ab10f"/>
    </style:style>
    <style:style style:name="T4" style:family="text">
      <style:text-properties officeooo:rsid="000c9517"/>
    </style:style>
    <style:style style:name="T5" style:family="text">
      <style:text-properties fo:font-style="normal" style:text-underline-style="none" fo:font-weight="normal" officeooo:rsid="000ab10f" style:font-style-asian="normal" style:font-weight-asian="normal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Mono"/>
    </style:style>
    <style:style style:name="T8" style:family="text">
      <style:text-properties fo:background-color="#fff59d" loext:char-shading-value="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font-name="Liberation Mono" fo:font-style="normal" style:font-style-asian="normal" style:font-style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D.5. Integración de contenido interactivo y multimedia</text:p>
      <text:p text:style-name="P2"/>
      <text:p text:style-name="P3"/>
      <text:p text:style-name="P4">1. Sonido en la web</text:p>
      <text:p text:style-name="P2"/>
      <text:p text:style-name="P5"><text:span text:style-name="T1">· </text:span>La <text:span text:style-name="T2">sintaxis</text:span> para añadir sonido de fondo <text:span text:style-name="T3">(</text:span><text:span text:style-name="T4">super </text:span><text:span text:style-name="T5">deprecated</text:span><text:span text:style-name="T3">)</text:span> es la siguiente:</text:p>
      <text:p text:style-name="P6"/>
      <text:p text:style-name="P7">&lt;audio src="nombreFicheroMusica.extension" opciones&gt; … &lt;/audio&gt;</text:p>
      <text:p text:style-name="P2"/>
      <text:p text:style-name="P8">· <text:span text:style-name="T2">Attr</text:span>: <text:span text:style-name="T6">src, width, height, autplay, loop, controls, hidden, preload</text:span> (auto | meta | none), href.</text:p>
      <text:p text:style-name="P8"/>
      <text:p text:style-name="P8">· <text:span text:style-name="T2">Attr especiales</text:span>: los siguientes attr pueden anidarse dentro de <text:span text:style-name="T7">&lt;audio&gt;</text:span>: <text:span text:style-name="T7">&lt;source&gt;</text:span>, <text:span text:style-name="T7">&lt;track&gt;</text:span>, <text:span text:style-name="T7">&lt;video&gt;</text:span>.</text:p>
      <text:p text:style-name="P2"/>
      <text:p text:style-name="P9">El audio solo debe usarse de forma imprescindible, ya que pesa mucho. Debe optimizarse su reproducción en caso de uso.</text:p>
      <text:p text:style-name="P9"/>
      <text:p text:style-name="P2"/>
      <text:p text:style-name="P2"/>
      <text:p text:style-name="P10"><text:span text:style-name="T3">1.1 Soporte en navegadores web</text:span></text:p>
      <text:p text:style-name="P11"/>
      <text:p text:style-name="P11"><text:span text:style-name="T3">P</text:span>referentemente subir audios en 2 formatos (sí, ambos): </text:p>
      <text:p text:style-name="P8">- MP3: <text:span text:style-name="T8">no soportado en Firefox y Opera.</text:span></text:p>
      <text:p text:style-name="P8">- OGG: <text:span text:style-name="T8">no soportado en Safari e IE.</text:span></text:p>
      <text:p text:style-name="P2"/>
      <text:p text:style-name="P2"/>
      <text:p text:style-name="P2"/>
      <text:p text:style-name="P12">2. Vídeo en la web</text:p>
      <text:p text:style-name="P6"/>
      <text:p text:style-name="P13">· <text:span text:style-name="T9">Video en streaming</text:span>: debe contemplarse la <text:span text:style-name="T10">tasa de transferencia</text:span>.</text:p>
      <text:p text:style-name="P13"/>
      <text:p text:style-name="P13">· Archivo descargable (no visualizable en la página): debe contemplarse el peso.</text:p>
      <text:p text:style-name="P2"/>
      <text:p text:style-name="P14">· <text:span text:style-name="T2">Attr</text:span> de <text:span text:style-name="T7">&lt;video&gt;</text:span> :</text:p>
      <text:p text:style-name="P15">- <text:span text:style-name="T6">width y height</text:span></text:p>
      <text:p text:style-name="P16">- <text:span text:style-name="T6">src</text:span> (y <text:span text:style-name="T11">&lt;source&gt;</text:span> igual que la etiqueta de <text:span text:style-name="T12">audio</text:span>)</text:p>
      <text:p text:style-name="P16">- <text:span text:style-name="T6">type</text:span> (MIME), por ej: <text:span text:style-name="T11">type="video/tipoFormato</text:span><text:span text:style-name="T7">.</text:span></text:p>
      <text:p text:style-name="P16">- <text:span text:style-name="T6">controls</text:span></text:p>
      <text:p text:style-name="P16">- <text:span text:style-name="T6">autoplay</text:span></text:p>
      <text:p text:style-name="P16">- <text:span text:style-name="T6">loop</text:span></text:p>
      <text:p text:style-name="P16">- <text:span text:style-name="T6">mutted</text:span></text:p>
      <text:p text:style-name="P16">- <text:span text:style-name="T6">preload</text:span></text:p>
      <text:p text:style-name="P16">- <text:span text:style-name="T6">poster</text:span> (miniatura)</text:p>
      <text:p text:style-name="P16"/>
      <text:p text:style-name="P17">En HMTL5 se implementó el atributo <text:span text:style-name="T6">download</text:span> a la etiqueta &lt;<text:span text:style-name="T6">a</text:span>&gt; de manera:</text:p>
      <text:p text:style-name="P18"/>
      <text:p text:style-name="P19">&lt;a href="videos/video.mp4.html" download&gt; Descargar Archivo &lt;/a&gt;</text:p>
      <text:p text:style-name="P14"/>
      <text:p text:style-name="P14"/>
      <text:p text:style-name="P2"><text:soft-page-break/><text:span text:style-name="T13">3. Control de reproducción de audio/vídeo con JS</text:span></text:p>
      <text:p text:style-name="P6">fdsa</text:p>
      <text:p text:style-name="P2"/>
      <text:p text:style-name="P2"/>
      <text:p text:style-name="P2"/>
      <text:p text:style-name="P12">4. Elementos interactivos</text:p>
      <text:p text:style-name="P20">fds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20:14:31.717842720</meta:creation-date>
    <meta:generator>LibreOffice/24.8.4.2$Linux_X86_64 LibreOffice_project/480$Build-2</meta:generator>
    <dc:date>2025-02-06T21:03:53.856636334</dc:date>
    <meta:editing-duration>PT27M45S</meta:editing-duration>
    <meta:editing-cycles>6</meta:editing-cycles>
    <meta:document-statistic meta:table-count="0" meta:image-count="0" meta:object-count="0" meta:page-count="2" meta:paragraph-count="30" meta:word-count="206" meta:character-count="1263" meta:non-whitespace-character-count="1086"/>
  </office:meta>
</office:document-meta>
</file>